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Standard">
      <style:paragraph-properties fo:margin-top="0in" fo:margin-bottom="0in" fo:orphans="2" fo:widows="2"/>
    </style:style>
    <style:style style:name="P3" style:family="paragraph" style:parent-style-name="Standard">
      <style:paragraph-properties fo:margin-top="0in" fo:margin-bottom="1in" style:line-height-at-least="0.139in" fo:orphans="2" fo:widows="2"/>
    </style:style>
    <style:style style:name="P4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7" style:family="paragraph" style:parent-style-name="Heading_20_2">
      <style:paragraph-properties fo:margin-top="0in" fo:margin-bottom="0.0972in" fo:orphans="2" fo:widows="2"/>
    </style:style>
    <style:style style:name="P8" style:family="paragraph" style:parent-style-name="Heading_20_3">
      <style:paragraph-properties fo:margin-top="0.0417in" fo:margin-bottom="0.0693in" style:line-height-at-least="0.1874in" fo:orphans="2" fo:widows="2"/>
      <style:text-properties fo:font-size="11.5pt" style:font-size-asian="11.5pt" style:font-size-complex="11.5pt"/>
    </style:style>
    <style:style style:name="P9" style:family="paragraph" style:parent-style-name="Heading_20_3">
      <style:paragraph-properties fo:margin-top="0.028in" fo:margin-bottom="0.0693in" style:line-height-at-least="0.1874in" fo:orphans="2" fo:widows="2"/>
      <style:text-properties fo:font-size="11.5pt" style:font-size-asian="11.5pt" style:font-size-complex="11.5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0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2" draw:name="Picture 67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8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69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0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1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2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3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4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5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6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7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8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9" draw:style-name="gr2" draw:text-style-name="P10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6" text:outline-level="1"><text:bookmark text:name="R-1037189"/>JDO <text:alphabetical-index-mark-start text:id="IMark107651016" text:main-entry="true"/>Exceptions<text:alphabetical-index-mark-end text:id="IMark107651016"/></text:h>
      <text:p text:style-name="P3"><text:bookmark text:name="_GoBack"/><draw:frame draw:style-name="fr1" draw:name="graphics1" text:anchor-type="as-char" svg:width="6.5in" svg:height="0.1346in" draw:z-index="15"><draw:image xlink:href="Pictures/20000007000025F9000000C9F0140E06.wmf" xlink:type="simple" xlink:show="embed" xlink:actuate="onLoad"/></draw:frame></text:p>
      <text:p text:style-name="P1">The exception philosophy of JDO is to treat all <text:alphabetical-index-mark-start text:id="IMark107651016" text:main-entry="true"/>exceptions<text:alphabetical-index-mark-end text:id="IMark107651016"/> as runtime <text:alphabetical-index-mark-start text:id="IMark107695024" text:main-entry="true"/>exceptions<text:alphabetical-index-mark-end text:id="IMark107695024"/>. This preserves the transparency of the interface to the degree possible, allowing the user to choose to catch specific <text:alphabetical-index-mark-start text:id="IMark107695072" text:main-entry="true"/>exceptions<text:alphabetical-index-mark-end text:id="IMark107695072"/> only when required by the application.</text:p>
      <text:p text:style-name="P1">JDO implementations will often be built as layers on an underlying datastore interface, which itself might use a layered protocol to another tier. Therefore, there are many opportunities for components to fail that are not under the control of the application.</text:p>
      <text:p text:style-name="P1"><text:alphabetical-index-mark-start text:id="IMark107695072" text:main-entry="true"/>Exceptions<text:alphabetical-index-mark-end text:id="IMark107695072"/> thus fall into several broad categories, each of which is treated separately:</text:p>
      <text:p text:style-name="P5">•<text:tab/>user errors that can be corrected and retried;</text:p>
      <text:p text:style-name="P5">•<text:tab/>user errors that cannot be corrected because the state of underlying components has been changed and cannot be undone;</text:p>
      <text:p text:style-name="P5">•<text:tab/>internal logic errors that should be reported to the JDO vendor’s technical support;</text:p>
      <text:p text:style-name="P5">•<text:tab/>errors in the underlying datastore that can be corrected and retried;</text:p>
      <text:p text:style-name="P5">•<text:tab/>errors in the underlying datastore that cannot be corrected due to a failure of the datastore or communication path to the datastore;</text:p>
      <text:p text:style-name="P1"><text:alphabetical-index-mark-start text:id="IMark107695072" text:main-entry="true"/>Exceptions<text:alphabetical-index-mark-end text:id="IMark107695072"/> that are documented in interfaces that are used by JDO, such as the <text:span text:style-name="T1">Collection</text:span> interfaces, are used without modification by JDO. JDO <text:alphabetical-index-mark-start text:id="IMark107695024" text:main-entry="true"/>exceptions<text:alphabetical-index-mark-end text:id="IMark107695024"/> that reflect underlying datastore <text:alphabetical-index-mark-start text:id="IMark107651016" text:main-entry="true"/>exceptions<text:alphabetical-index-mark-end text:id="IMark107651016"/> will wrap the underlying datastore <text:alphabetical-index-mark-start text:id="IMark107478956" text:main-entry="true"/>exceptions<text:alphabetical-index-mark-end text:id="IMark107478956"/>. JDO <text:alphabetical-index-mark-start text:id="IMark107695216" text:main-entry="true"/>exceptions<text:alphabetical-index-mark-end text:id="IMark107695216"/> that are caused by user errors will contain the reason for the exception. </text:p>
      <text:p text:style-name="P1">JDO <text:alphabetical-index-mark-start text:id="IMark107695216" text:main-entry="true"/><text:span text:style-name="T1">Exceptions</text:span><text:alphabetical-index-mark-end text:id="IMark107695216"/> must be serializable.</text:p>
      <text:p text:style-name="P4"><draw:frame draw:style-name="fr1" draw:name="1" text:anchor-type="as-char" svg:width="2.7917in" svg:height="0.1346in" draw:z-index="1"><draw:image xlink:href="Pictures/2000000700000FB5000000C94FDA4EAC.wmf" xlink:type="simple" xlink:show="embed" xlink:actuate="onLoad"/></draw:frame></text:p>
      <text:h text:style-name="P7" text:outline-level="2">JDOException</text:h>
      <text:p text:style-name="P1">This is the base class for all JDO <text:alphabetical-index-mark-start text:id="IMark107695216" text:main-entry="true"/>exceptions<text:alphabetical-index-mark-end text:id="IMark107695216"/>. It is a subclass of <text:span text:style-name="T1">RuntimeException</text:span>, and need not be declared or caught. It includes a descriptive String, an optional nested Exception array, and an optional failed Object. </text:p>
      <text:p text:style-name="P1">Methods are provided to retrieve the nested exception array and failed object. If there are multiple nested <text:alphabetical-index-mark-start text:id="IMark107651016" text:main-entry="true"/>exceptions<text:alphabetical-index-mark-end text:id="IMark107651016"/>, then each might contain one failed object. This will be the case where an operation requires multiple instances, such as commit, makePersistentAll, etc.</text:p>
      <text:p text:style-name="P1"><text:span text:style-name="Assertion">A17.1-1 [</text:span>If the JDO <text:span text:style-name="T1">PersistenceManager</text:span> is internationalized, then the descriptive string should be internationalized.<text:span text:style-name="Assertion">]</text:span></text:p>
      <text:p text:style-name="P1">public Throwable[] getNestedExceptions();</text:p>
      <text:p text:style-name="P1"><text:span text:style-name="Assertion">A17.1-2 [</text:span>This method returns an array of Throwable or null if there are no nested <text:alphabetical-index-mark-start text:id="IMark107695216" text:main-entry="true"/>exceptions<text:alphabetical-index-mark-end text:id="IMark107695216"/>.<text:span text:style-name="Assertion">]</text:span></text:p>
      <text:p text:style-name="P1"><text:soft-page-break/>public Object getFailedObject();</text:p>
      <text:p text:style-name="P1">A<text:span text:style-name="Assertion">17.1-3 [</text:span>This method returns the failed object or null if there is no failed object for this exception.<text:span text:style-name="Assertion">]</text:span></text:p>
      <text:p text:style-name="P1">public Throwable getCause();</text:p>
      <text:p text:style-name="P1"><text:span text:style-name="Assertion">A17.1-4 [</text:span>This method returns the first nested Throwable or null if there are no nested <text:alphabetical-index-mark-start text:id="IMark107695216" text:main-entry="true"/>exceptions<text:alphabetical-index-mark-end text:id="IMark107695216"/>.<text:span text:style-name="Assertion">]</text:span></text:p>
      <text:h text:style-name="P8" text:outline-level="3">JDOFatalException</text:h>
      <text:p text:style-name="P1">This is the base class for errors that cannot be retried. It is a derived class of <text:span text:style-name="T1">JDOException</text:span>. This exception generally means that the transaction associated with the <text:span text:style-name="T1">PersistenceManager</text:span> has been rolled back, and the transaction should be abandoned.</text:p>
      <text:h text:style-name="P8" text:outline-level="3">JDOCanRetryException</text:h>
      <text:p text:style-name="P1">This is the base class for errors that can be retried. It is a derived class of <text:span text:style-name="T1">JDOException</text:span>.</text:p>
      <text:h text:style-name="P8" text:outline-level="3">JDOUnsupportedOptionException</text:h>
      <text:p text:style-name="P1">This class is a derived class of <text:span text:style-name="T1">JDOUserException</text:span>. <text:span text:style-name="Assertion">A17.1.3-1 [</text:span>This exception is thrown by an implementation to indicate that it does not implement a JDO optional feature.<text:span text:style-name="Assertion">]</text:span></text:p>
      <text:h text:style-name="P8" text:outline-level="3">JDOUserException</text:h>
      <text:p text:style-name="P1">This is the base class for user errors that can be retried. It is a derived class of <text:span text:style-name="T1">JDOCanRetryException</text:span>. Some of the reasons for this exception include:</text:p>
      <text:p text:style-name="P5">•<text:tab/>Object not persistence-capable. <text:span text:style-name="Assertion">A17.1.4-1 [</text:span>This exception is thrown when a method requires an instance of <text:span text:style-name="T1">PersistenceCapable</text:span> and the instance passed to the method does not implement <text:span text:style-name="T1">PersistenceCapable</text:span>. The failed Object has the failed instance.<text:span text:style-name="Assertion">]</text:span></text:p>
      <text:p text:style-name="P5">•<text:tab/>Extent not managed. <text:span text:style-name="Assertion">A17.1.4-2 [</text:span>This exception is thrown when <text:span text:style-name="T1">getExtent</text:span> is called with a class that does not have a managed extent.<text:span text:style-name="Assertion">]</text:span></text:p>
      <text:p text:style-name="P5">•<text:tab/>Object exists. <text:span text:style-name="Assertion">A17.1.4-3 [</text:span>This exception is thrown during flush of a new instance or an instance whose primary key changed where the primary key of the instance already exists in the datastore.<text:span text:style-name="Assertion">]</text:span> <text:span text:style-name="Assertion">A17.1.4-4 [</text:span>It might also be thrown during <text:span text:style-name="T1">makePersistent</text:span> if an instance with the same primary key is already in the <text:span text:style-name="T1">PersistenceManager</text:span> cache.<text:span text:style-name="Assertion">]</text:span> [The failed Object is the failed instance.]</text:p>
      <text:p text:style-name="P5">•<text:tab/>Object owned by another <text:span text:style-name="T1">PersistenceManager</text:span>. <text:span text:style-name="Assertion">A17.1.4-5 [</text:span>This exception is thrown when calling <text:span text:style-name="T1">makePersistent</text:span>, <text:span text:style-name="T1">makeTransactional</text:span>, <text:span text:style-name="T1">makeTransient</text:span>, <text:span text:style-name="T1">evict</text:span>, <text:span text:style-name="T1">refresh</text:span>, or <text:span text:style-name="T1">getObjectId</text:span> where the instance is already persistent or transactional in a different <text:span text:style-name="T1">PersistenceManager</text:span>. The failed Object has the failed instance.<text:span text:style-name="Assertion">]</text:span></text:p>
      <text:p text:style-name="P5">•<text:tab/>Non-unique ObjectId not valid after transaction completion. <text:span text:style-name="Assertion">A17.1.4-6 [</text:span>This exception is thrown when calling <text:span text:style-name="T1">getObjectId</text:span> on an object after transaction completion where the <text:span text:style-name="T1">ObjectId</text:span> is not managed by the application or datastore.<text:span text:style-name="Assertion">]</text:span></text:p>
      <text:p text:style-name="P5">•<text:tab/>Unbound query parameter. <text:span text:style-name="Assertion">A17.1.4-7 [</text:span>This exception is thrown during query compilation or execution if there is an unbound query parameter.<text:span text:style-name="Assertion">]</text:span></text:p>
      <text:p text:style-name="P5">•<text:tab/>Query filter cannot be parsed. <text:span text:style-name="Assertion">A17.1.4-8 [</text:span>This exception is thrown during query compilation or execution if the filter cannot be parsed.<text:span text:style-name="Assertion">]</text:span></text:p>
      <text:p text:style-name="P5">•<text:tab/>Transaction is not active. <text:span text:style-name="Assertion">A17.1.4-9 [</text:span>This exception is thrown if the transaction is not active and <text:span text:style-name="T1">makePersistent</text:span>, <text:span text:style-name="T1">deletePersistent</text:span>, <text:span text:style-name="T1">commit</text:span>, or <text:span text:style-name="T1">rollback</text:span> is called.<text:span text:style-name="Assertion">]</text:span></text:p>
      <text:p text:style-name="P5"><text:soft-page-break/>•<text:tab/>Object deleted. <text:span text:style-name="Assertion">A17.1.4-10 [</text:span>This exception is thrown if an attempt is made to access any fields of an instance that was deleted in this transaction (except to read key fields).<text:span text:style-name="Assertion">]</text:span> This is not the exception thrown if the instance does not exist in the datastore (see <text:span text:style-name="T1">JDOObjectNotFoundException</text:span>).</text:p>
      <text:p text:style-name="P5">•<text:tab/>Primary key contains null values. <text:span text:style-name="Assertion">A17.1.4-11 [</text:span>This exception is thrown if the application identity parameter to <text:span text:style-name="T1">getObjectById</text:span> contains any key field whose value is null.<text:span text:style-name="Assertion">]</text:span></text:p>
      <text:h text:style-name="P9" text:outline-level="3">JDOFatalUserException</text:h>
      <text:p text:style-name="P1">This is the base class for user errors that cannot be retried. It is a derived class of <text:span text:style-name="T1">JDOFatalException</text:span>.</text:p>
      <text:p text:style-name="P5">•<text:span text:style-name="T1"><text:tab/>PersistenceManager</text:span> was closed. <text:span text:style-name="Assertion">A17.1.5-1 [</text:span>This exception is thrown after <text:span text:style-name="T1">close()</text:span> was called, when any method except <text:span text:style-name="T1">isClosed()</text:span> is executed on the <text:span text:style-name="T1">PersistenceManager</text:span> instance, or any method is called on the <text:span text:style-name="T1">Transaction</text:span> instance, or any <text:span text:style-name="T1">Query</text:span> instance, <text:span text:style-name="T1">Extent</text:span> instance, or <text:span text:style-name="T1">Iterator</text:span> instance created by the <text:span text:style-name="T1">PersistenceManager</text:span>.<text:span text:style-name="Assertion">]</text:span></text:p>
      <text:p text:style-name="P5">•<text:tab/>Metadata unavailable. <text:span text:style-name="Assertion">A17.1.5-2 [</text:span>This exception is thrown if a request is made to the <text:span text:style-name="T1">JDOImplHelper</text:span> for metadata for a class, when the class has not been registered with the helper.<text:span text:style-name="Assertion">]</text:span></text:p>
      <text:h text:style-name="P9" text:outline-level="3">JDOFatalInternalException</text:h>
      <text:p text:style-name="P1">This is the base class for JDO implementation failures. It is a derived class of <text:span text:style-name="T1">JDOFatalException</text:span>. This exception should be reported to the vendor for corrective action. There is no user action to recover.</text:p>
      <text:h text:style-name="P8" text:outline-level="3">JDODataStoreException</text:h>
      <text:p text:style-name="P1"><text:span text:style-name="Assertion">A17.1.7-1 [</text:span>This is the base class for datastore errors that can be retried. It is a derived class of <text:span text:style-name="T1">JDOCanRetryException</text:span>.<text:span text:style-name="Assertion">]</text:span></text:p>
      <text:h text:style-name="P8" text:outline-level="3">JDOFatalDataStoreException</text:h>
      <text:p text:style-name="P1">This is the base class for fatal datastore errors. It is a derived class of <text:span text:style-name="T1">JDOFatalException</text:span>. When this exception is thrown, the transaction has been rolled back.</text:p>
      <text:p text:style-name="P5">•<text:tab/>Transaction rolled back. <text:span text:style-name="Assertion">A17.1.8-1 [</text:span>This exception is thrown when the datastore rolls back a transaction without the user asking for it. The cause may be a connection timeout, an unrecoverable media error, an unrecoverable concurrency conflict, or other cause outside the user’s control.<text:span text:style-name="Assertion">]</text:span></text:p>
      <text:h text:style-name="P9" text:outline-level="3">JDOObjectNotFoundException</text:h>
      <text:p text:style-name="P1"><text:span text:style-name="Assertion">A17.1.9-1 [</text:span>This exception is to notify the application that an object does not exist in the datastore.<text:span text:style-name="Assertion">]</text:span> It is a derived class of <text:span text:style-name="T1">JDODataStoreException</text:span>. <text:span text:style-name="Assertion">A17.1.9-2 [</text:span>When this exception is thrown during a transaction, there has been no change in the status of the transaction in progress.<text:span text:style-name="Assertion">]</text:span> <text:span text:style-name="Assertion">A17.1.9-3 [</text:span>If this exception is a nested exception thrown during commit, then the transaction is rolled back.<text:span text:style-name="Assertion">]</text:span> This exception is never the result of executing a query. <text:span text:style-name="Assertion">A17.1.9-4 [</text:span>The failedObject contains a reference to the failed instance.<text:span text:style-name="Assertion">]</text:span> <text:span text:style-name="Assertion">A17.1.9-5 [</text:span>The failed instance is in the hollow state, and has an identity which can be obtained by calling getObjectId with the instance as a parameter.<text:span text:style-name="Assertion">]</text:span> This might be used to determine the identity of the instance that cannot be found.</text:p>
      <text:p text:style-name="P1"><text:soft-page-break/><text:span text:style-name="Assertion">A17.1.9-6 [</text:span>This exception is thrown when a hollow instance is being fetched and the object does not exist in the datastore.<text:span text:style-name="Assertion">]</text:span> <text:span text:style-name="Assertion">A17.1.9-7 [</text:span>This exception might result from the user executing getObjectById with the validate parameter set to true, or from <text:span text:style-name="Assertion">A17.1.9-8 [</text:span>navigating to an object that no longer exists in the datastore.<text:span text:style-name="Assertion">]</text:span> </text:p>
      <text:h text:style-name="P8" text:outline-level="3">JDOOptimisticVerificationException</text:h>
      <text:p text:style-name="P1"><text:span text:style-name="Assertion">A17.1.10-1 [</text:span>This exception is the result of a user flush operation in an optimistic transaction where the verification of new, modified, or deleted instances fails the verification.<text:span text:style-name="Assertion">]</text:span> It is a derived class of JDOFatalDataStoreException. [ This exception contains an array of nested <text:alphabetical-index-mark-start text:id="IMark107651016" text:main-entry="true"/>exceptions<text:alphabetical-index-mark-end text:id="IMark107651016"/>, each of which contains an instance that failed verification.] The user will never see this exception except as a result of flush, which occurs as a result of commit or explicit flush. </text:p>
      <text:h text:style-name="P8" text:outline-level="3">JDODetachedFieldAccessException</text:h>
      <text:p text:style-name="P1">This exception is the result of a user accessing a field of a detached instance, where the field was not copied to the detached instance. It is a derived class of JDOUserException.</text:p>
      <text:h text:style-name="P8" text:outline-level="3">JDOUserCallbackException</text:h>
      <text:p text:style-name="P1">This exception is the result of an exception thrown during execution of a user-defined callback method. It is a derived class of JDOUserException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7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2-06-24T15:59:27.16</meta:creation-date>
    <meta:editing-duration>PT8M23S</meta:editing-duration>
    <meta:generator>OpenOffice.org/3.4$Win32 OpenOffice.org_project/340m1$Build-9590</meta:generator>
    <dc:title>JDO_Chapter</dc:title>
    <dc:date>2012-08-19T11:34:26.15</dc:date>
    <meta:document-statistic meta:table-count="0" meta:image-count="2" meta:object-count="0" meta:page-count="4" meta:paragraph-count="61" meta:word-count="1349" meta:character-count="86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